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 style:family="paragraph" style:parent-style-name="none">
      <style:paragraph-properties>
        <style:drop-cap style:distance="0.20cm" style:length="1"/>
      </style:paragraph-properties>
      <style:text-properties fo:font-weight="700"/>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marker" text:citation-body-style-name="NoteCrossHYPHENReferenceParagraph..footnote-call" style:num-format="1" text:start-value="0" text:footnotes-position="page" text:start-numbering-at="document"/>
    <text:notes-configuration text:note-class="NoteTargetReference" text:citation-style-name="NoteTargetReference..footnote-marker"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7:28:48</meta:creation-date>
    <dc:creator>Yesu</dc:creator>
    <dc:date>2011-02-17T17:28:48</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2"
Const IsPreview = "False"
Const RunMacroFirstTime = "True"

'Changed On Jan-24-2011 for TD-1832(OpenOffice: Show abbreviation or book name for header)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